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dfb4" officeooo:paragraph-rsid="0018dfb4"/>
    </style:style>
    <style:style style:name="P2" style:family="paragraph" style:parent-style-name="Standard">
      <style:text-properties officeooo:rsid="0018dfb4" officeooo:paragraph-rsid="001fc4d5"/>
    </style:style>
    <style:style style:name="P3" style:family="paragraph" style:parent-style-name="Standard">
      <style:text-properties officeooo:rsid="001a740a" officeooo:paragraph-rsid="001a740a"/>
    </style:style>
    <style:style style:name="P4" style:family="paragraph" style:parent-style-name="Standard">
      <style:text-properties officeooo:rsid="001c9562" officeooo:paragraph-rsid="001c9562"/>
    </style:style>
    <style:style style:name="P5" style:family="paragraph" style:parent-style-name="Standard">
      <style:text-properties officeooo:rsid="001d9432" officeooo:paragraph-rsid="001d9432"/>
    </style:style>
    <style:style style:name="P6" style:family="paragraph" style:parent-style-name="Standard">
      <style:text-properties officeooo:paragraph-rsid="001fc4d5"/>
    </style:style>
    <style:style style:name="P7" style:family="paragraph" style:parent-style-name="Standard">
      <style:text-properties officeooo:rsid="0023653a" officeooo:paragraph-rsid="0023653a"/>
    </style:style>
    <style:style style:name="P8" style:family="paragraph" style:parent-style-name="Standard">
      <style:text-properties officeooo:rsid="0026c53a" officeooo:paragraph-rsid="0026c53a"/>
    </style:style>
    <style:style style:name="P9" style:family="paragraph" style:parent-style-name="Standard">
      <style:text-properties officeooo:rsid="0027e5e5" officeooo:paragraph-rsid="0027e5e5"/>
    </style:style>
    <style:style style:name="P10" style:family="paragraph" style:parent-style-name="Standard">
      <style:text-properties officeooo:rsid="002bf48e" officeooo:paragraph-rsid="002bf48e"/>
    </style:style>
    <style:style style:name="P11" style:family="paragraph" style:parent-style-name="Standard">
      <style:text-properties officeooo:rsid="0034978b" officeooo:paragraph-rsid="0034978b"/>
    </style:style>
    <style:style style:name="P12" style:family="paragraph" style:parent-style-name="Standard">
      <style:text-properties officeooo:rsid="003ccfd8" officeooo:paragraph-rsid="003ccfd8"/>
    </style:style>
    <style:style style:name="P13" style:family="paragraph" style:parent-style-name="Standard">
      <style:text-properties officeooo:rsid="003d050f" officeooo:paragraph-rsid="003d050f"/>
    </style:style>
    <style:style style:name="P14" style:family="paragraph" style:parent-style-name="Standard">
      <style:text-properties officeooo:rsid="0018dfb4" officeooo:paragraph-rsid="0018dfb4"/>
    </style:style>
    <style:style style:name="P15" style:family="paragraph" style:parent-style-name="Standard">
      <style:text-properties officeooo:rsid="002bf48e" officeooo:paragraph-rsid="002bf48e"/>
    </style:style>
    <style:style style:name="P16" style:family="paragraph" style:parent-style-name="Standard">
      <style:text-properties fo:font-size="14pt" fo:font-weight="bold" officeooo:rsid="0018dfb4" officeooo:paragraph-rsid="0018dfb4" style:font-size-asian="14pt" style:font-weight-asian="bold" style:font-size-complex="14pt" style:font-weight-complex="bold"/>
    </style:style>
    <style:style style:name="P17" style:family="paragraph" style:parent-style-name="Standard">
      <style:text-properties fo:font-size="14pt" fo:font-weight="bold" officeooo:rsid="001a740a" officeooo:paragraph-rsid="001a740a" style:font-size-asian="14pt" style:font-weight-asian="bold" style:font-size-complex="14pt" style:font-weight-complex="bold"/>
    </style:style>
    <style:style style:name="P18" style:family="paragraph" style:parent-style-name="Standard">
      <style:text-properties fo:font-size="14pt" fo:font-weight="bold" officeooo:rsid="0023653a" officeooo:paragraph-rsid="0023653a" style:font-size-asian="14pt" style:font-weight-asian="bold" style:font-size-complex="14pt" style:font-weight-complex="bold"/>
    </style:style>
    <style:style style:name="P19" style:family="paragraph" style:parent-style-name="Standard">
      <style:text-properties fo:font-size="14pt" fo:font-weight="bold" officeooo:rsid="0034978b" officeooo:paragraph-rsid="0034978b" style:font-size-asian="14pt" style:font-weight-asian="bold" style:font-size-complex="14pt" style:font-weight-complex="bold"/>
    </style:style>
    <style:style style:name="P20" style:family="paragraph" style:parent-style-name="Standard">
      <style:text-properties fo:font-size="14pt" fo:font-weight="bold" officeooo:rsid="002bf48e" officeooo:paragraph-rsid="002bf48e" style:font-size-asian="14pt" style:font-weight-asian="bold" style:font-size-complex="14pt" style:font-weight-complex="bold"/>
    </style:style>
    <style:style style:name="P21" style:family="paragraph" style:parent-style-name="Standard">
      <style:text-properties fo:font-size="14pt" fo:font-weight="bold" officeooo:rsid="001c9562" officeooo:paragraph-rsid="001c9562" style:font-size-asian="14pt" style:font-weight-asian="bold" style:font-size-complex="14pt" style:font-weight-complex="bold"/>
    </style:style>
    <style:style style:name="P22" style:family="paragraph" style:parent-style-name="Standard">
      <style:text-properties fo:font-size="14pt" fo:font-weight="bold" officeooo:rsid="0026c53a" officeooo:paragraph-rsid="0026c53a" style:font-size-asian="14pt" style:font-weight-asian="bold" style:font-size-complex="14pt" style:font-weight-complex="bold"/>
    </style:style>
    <style:style style:name="P23" style:family="paragraph" style:parent-style-name="Standard">
      <style:text-properties fo:font-size="14pt" fo:font-weight="bold" officeooo:rsid="001d9432" officeooo:paragraph-rsid="001d9432" style:font-size-asian="14pt" style:font-weight-asian="bold" style:font-size-complex="14pt" style:font-weight-complex="bold"/>
    </style:style>
    <style:style style:name="P24" style:family="paragraph" style:parent-style-name="Standard">
      <style:text-properties fo:font-size="14pt" fo:font-weight="bold" officeooo:rsid="0027e5e5" officeooo:paragraph-rsid="0027e5e5" style:font-size-asian="14pt" style:font-weight-asian="bold" style:font-size-complex="14pt" style:font-weight-complex="bold"/>
    </style:style>
    <style:style style:name="T1" style:family="text">
      <style:text-properties officeooo:rsid="0018dfb4"/>
    </style:style>
    <style:style style:name="T2" style:family="text">
      <style:text-properties officeooo:rsid="001a740a"/>
    </style:style>
    <style:style style:name="T3" style:family="text">
      <style:text-properties officeooo:rsid="001bc7bb"/>
    </style:style>
    <style:style style:name="T4" style:family="text">
      <style:text-properties officeooo:rsid="001fc4d5"/>
    </style:style>
    <style:style style:name="T5" style:family="text">
      <style:text-properties officeooo:rsid="00204a49"/>
    </style:style>
    <style:style style:name="T6" style:family="text">
      <style:text-properties officeooo:rsid="002176ab"/>
    </style:style>
    <style:style style:name="T7" style:family="text">
      <style:text-properties officeooo:rsid="00231c86"/>
    </style:style>
    <style:style style:name="T8" style:family="text">
      <style:text-properties officeooo:rsid="002529ba"/>
    </style:style>
    <style:style style:name="T9" style:family="text">
      <style:text-properties officeooo:rsid="00253ebf"/>
    </style:style>
    <style:style style:name="T10" style:family="text">
      <style:text-properties officeooo:rsid="00294046"/>
    </style:style>
    <style:style style:name="T11" style:family="text">
      <style:text-properties officeooo:rsid="002a5bd9"/>
    </style:style>
    <style:style style:name="T12" style:family="text">
      <style:text-properties officeooo:rsid="002ca1ff"/>
    </style:style>
    <style:style style:name="T13" style:family="text">
      <style:text-properties officeooo:rsid="002edbec"/>
    </style:style>
    <style:style style:name="T14" style:family="text">
      <style:text-properties officeooo:rsid="0030b947"/>
    </style:style>
    <style:style style:name="T15" style:family="text">
      <style:text-properties officeooo:rsid="0031cda7"/>
    </style:style>
    <style:style style:name="T16" style:family="text">
      <style:text-properties officeooo:rsid="00372aa8"/>
    </style:style>
    <style:style style:name="T17" style:family="text">
      <style:text-properties officeooo:rsid="003d050f"/>
    </style:style>
    <style:style style:name="T18" style:family="text">
      <style:text-properties officeooo:rsid="003da5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V5 - Obstacles/Traps</text:p>
      <text:p text:style-name="P1"/>
      <text:p text:style-name="P16">Oil trap:</text:p>
      <text:p text:style-name="P2">• If the player is hit by the trap, their appearance is changed to a blackened aesthetic.</text:p>
      <text:p text:style-name="P6"><text:span text:style-name="T1">• </text:span><text:span text:style-name="T4">Oil drips off the protagonist and </text:span><text:span text:style-name="T5">leaves black blotches on the terrain</text:span></text:p>
      <text:p text:style-name="P1">• <text:span text:style-name="T2">The player’s speed is considerably slowed down temporarily</text:span></text:p>
      <text:p text:style-name="P1"/>
      <text:p text:style-name="P17">Crossbow trap:</text:p>
      <text:p text:style-name="P3">• The crossbow trap is triggered by the player stepping on a pressure plate</text:p>
      <text:p text:style-name="P3">• <text:span text:style-name="T3">A crossbow pops out of the wall horizontally and shoots at the protagonist. They must jump over it</text:span></text:p>
      <text:p text:style-name="P3">• <text:span text:style-name="T6">Being hit by the crossbow incurs a loss of 1 heart</text:span></text:p>
      <text:p text:style-name="P3"/>
      <text:p text:style-name="P18">Spike trap:</text:p>
      <text:p text:style-name="P7">• Similar principle to the crossbow trap, except the pressure plate produces a spike from it once stepped on.</text:p>
      <text:p text:style-name="P7">• <text:span text:style-name="T8">There’s a sound that is played and the protagonist </text:span><text:span text:style-name="T9">must avoid the ground infront otherwise they will become skewered</text:span></text:p>
      <text:p text:style-name="P7"/>
      <text:p text:style-name="P19">Heavy blades trap:</text:p>
      <text:p text:style-name="P11">• Slow swinging blades, but slow enough so the player can jump through unscathed</text:p>
      <text:p text:style-name="P11">• Not triggered and is always present as an obstacle for the player to overcome</text:p>
      <text:p text:style-name="P11">• Lose 1 heart if hit by the swinging blades</text:p>
      <text:p text:style-name="P7"/>
      <text:p text:style-name="P20">Wall trap:</text:p>
      <text:p text:style-name="P10">• Triggered if the <text:span text:style-name="T12">player </text:span><text:span text:style-name="T13">steps on a pressure p</text:span><text:span text:style-name="T14">late</text:span></text:p>
      <text:p text:style-name="P10">• A slab of wood with spikes on it flies from the ceiling barreling towards the player</text:p>
      <text:p text:style-name="P10">• <text:span text:style-name="T15">Instant death, pins the player to the wall deceased</text:span></text:p>
      <text:p text:style-name="P3"/>
      <text:p text:style-name="P21">Lava trap:</text:p>
      <text:p text:style-name="P4">• Slightly altered cobblestone texture on the floor with cracks in it </text:p>
      <text:p text:style-name="P4">• If the player steps on it, then the player falls through into a body of lava</text:p>
      <text:p text:style-name="P4">• <text:span text:style-name="T7">Instant death</text:span></text:p>
      <text:p text:style-name="P4"/>
      <text:p text:style-name="P22"><text:span text:style-name="T10">Super </text:span>Glue trap:</text:p>
      <text:p text:style-name="P8">• Sticks the player character to the floor for 5 seconds</text:p>
      <text:p text:style-name="P8">• <text:span text:style-name="T10">Enemies </text:span><text:span text:style-name="T11">gain a speed boost towards the player if they’re agro’d</text:span></text:p>
      <text:p text:style-name="P8">• Alternatively maybe the player has to do a mini game to break out</text:p>
      <text:p text:style-name="P4"/>
      <text:p text:style-name="P23">Confusion trap?</text:p>
      <text:p text:style-name="P5">• Player is hit with a bunch of noxious gas</text:p>
      <text:p text:style-name="P5">• Player’s movement is confused (inversed) for 10 seconds</text:p>
      <text:p text:style-name="P5">• An icon pops up on the player’s head that he’s confused</text:p>
      <text:p text:style-name="P5"/>
      <text:p text:style-name="P24">Tripwire hidden amidst a spider’s web:</text:p>
      <text:p text:style-name="P9">• If the tripwire is triggered, a bunch of spiders drops from the ceiling</text:p>
      <text:p text:style-name="P9">• <text:span text:style-name="T16">Spider web itself slows movement speed of the player</text:span></text:p>
      <text:p text:style-name="P5"/>
      <text:p text:style-name="P10"/>
      <text:p text:style-name="P10"><text:soft-page-break/></text:p>
      <text:p text:style-name="P10"/>
      <text:h text:style-name="Heading_20_2" text:outline-level="2"/>
      <text:h text:style-name="Heading_20_2" text:outline-level="2">User-stories – <text:span text:style-name="T17">MV5</text:span></text:h>
      <text:p text:style-name="P12"/>
      <text:p text:style-name="P13">As a <text:span text:style-name="T18">new gamer, I want a relaxed gaming experience. This means that the obstacles I encounter should be very forgiving and not punishing towards the player. For this reason, there should potentially be an “easy” difficulty, in which the potency of each traps should be severely mitigated.</text:span></text:p>
      <text:p text:style-name="P12"/>
      <text:p text:style-name="P13">As a casual gamer, I want a balanced sense of challenge. This means that I do not want something too difficult, but also not too easy. Therefore, the obstacles should provide somewhat of a challenge to casual gamers without being too hard that it is unaccessible to them.</text:p>
      <text:p text:style-name="P13"/>
      <text:p text:style-name="P13">As an experienced gamer, I want a hardcore challenge. This entails that I want a gruelling and difficult game to play. This can manifest through various difficulty settings, and how they can affect the properties of each of the traps or obstacles in their potenc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7T19:46:21.031000000</meta:creation-date>
    <meta:generator>LibreOffice/6.4.0.3$Windows_X86_64 LibreOffice_project/b0a288ab3d2d4774cb44b62f04d5d28733ac6df8</meta:generator>
    <dc:date>2020-09-08T09:48:59.525000000</dc:date>
    <meta:editing-duration>PT7H3M14S</meta:editing-duration>
    <meta:editing-cycles>32</meta:editing-cycles>
    <meta:document-statistic meta:table-count="0" meta:image-count="0" meta:object-count="0" meta:page-count="2" meta:paragraph-count="39" meta:word-count="493" meta:character-count="2706" meta:non-whitespace-character-count="2250"/>
  </office:meta>
</office:document-meta>
</file>